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1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$G$26];&quot;banca sella&quot;)" office:value-type="currency" office:currency="EUR" office:value="98934.84">
            <text:p>€ 98.934,84</text:p>
          </table:table-cell>
          <table:table-cell table:style-name="ce10" table:formula="of:=AVERAGEIFS([.D2:.D26];[.G2:.G26];&quot;banca sella&quot;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6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$G$2:.$G$26];&quot;intesa san paolo&quot;)" office:value-type="currency" office:currency="EUR" office:value="109536.36">
            <text:p>€ 109.536,36</text:p>
          </table:table-cell>
          <table:table-cell table:style-name="ce10" table:formula="of:=AVERAGEIFS([.D3:.D27];[.G3:.G27];&quot;intesa san paolo&quot;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6" table:formula="of:=SUM(SUMIFS([.$D$2:.$D$26];[.$G$2:.$G$26];[.A32];[.I$2:.I$26];1);SUMIFS([.$D$2:.$D$26];[.$G$2:.$G$26];[.A31];[.J$2:.J$26];1))" office:value-type="currency" office:currency="EUR" office:value="95732.1">
            <text:p>€ 95.732,10</text:p>
          </table:table-cell>
          <table:table-cell table:style-name="ce18" table:formula="of:=[.B32]-[.E32]" office:value-type="currency" office:currency="EUR" office:value="13804.26">
            <text:p>€ 13.804,2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$G$2:.$G$26];&quot;unicredit&quot;)" office:value-type="currency" office:currency="EUR" office:value="94498.45">
            <text:p>€ 94.498,45</text:p>
          </table:table-cell>
          <table:table-cell table:style-name="ce10" table:formula="of:=AVERAGEIFS([.D4:.D28];[.G4:.G28];&quot;unicredit&quot;)" office:value-type="currency" office:currency="EUR" office:value="11262.08125">
            <text:p>€ 11.262,08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6" table:formula="of:=SUM(SUMIFS([.$D$2:.$D$26];[.$G$2:.$G$26];[.A33];[.I$2:.I$26];1);SUMIFS([.$D$2:.$D$26];[.$G$2:.$G$26];[.A31];[.J$2:.J$26];1))" office:value-type="currency" office:currency="EUR" office:value="73385.85">
            <text:p>€ 73.385,85</text:p>
          </table:table-cell>
          <table:table-cell table:style-name="ce18" table:formula="of:=[.B33]-[.E33]" office:value-type="currency" office:currency="EUR" office:value="21112.6">
            <text:p>€ 21.112,6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40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40:47.14</dc:date>
    <meta:editing-duration>PT1H1M16S</meta:editing-duration>
    <meta:editing-cycles>7</meta:editing-cycles>
    <meta:document-statistic meta:table-count="1" meta:cell-count="284" meta:object-count="0"/>
  </office:meta>
</office:document-meta>
</file>